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I am terrified of Your might</text:p>
      <text:p text:style-name="Normal">It scourges me at the pillar</text:p>
      <text:p text:style-name="Normal">Along with so many other pillars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